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67000000F4E9CBABDAD1B392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7.9cm" draw:shadow="hidden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cm" svg:height="3.445cm" svg:x="8.7cm" svg:y="2.855cm">
          <draw:image xlink:href="Pictures/1000020100000367000000F4E9CBABDAD1B39238.png" xlink:type="simple" xlink:show="embed" xlink:actuate="onLoad">
            <text:p/>
          </draw:image>
        </draw:frame>
        <draw:custom-shape draw:style-name="gr2" draw:text-style-name="P2" xml:id="id1" draw:id="id1" draw:layer="layout" svg:width="8.4cm" svg:height="3.8cm" svg:x="10.65cm" svg:y="12.3cm">
          <text:p text:style-name="P2">SOFTWARE</text:p>
          <draw:enhanced-geometry svg:viewBox="0 0 21600 21600" draw:type="rectangle" draw:enhanced-path="M 0 0 L 21600 0 21600 21600 0 21600 0 0 Z N"/>
        </draw:custom-shape>
        <draw:frame draw:style-name="gr1" draw:text-style-name="P1" xml:id="id2" draw:id="id2" draw:layer="layout" svg:width="18.013cm" svg:height="5.045cm" svg:x="5.844cm" svg:y="2.855cm">
          <draw:image xlink:href="Pictures/1000020100000367000000F4E9CBABDAD1B39238.png" xlink:type="simple" xlink:show="embed" xlink:actuate="onLoad">
            <text:p/>
          </draw:image>
        </draw:frame>
        <draw:frame draw:style-name="gr3" draw:text-style-name="P3" draw:layer="layout" svg:width="5.2cm" svg:height="0.963cm" svg:x="15cm" svg:y="9.7cm">
          <draw:text-box>
            <text:p>Mensagem MIDI</text:p>
          </draw:text-box>
        </draw:frame>
        <draw:frame draw:style-name="gr3" draw:text-style-name="P3" draw:layer="layout" svg:width="3.9cm" svg:height="0.963cm" svg:x="12.9cm" svg:y="16.537cm">
          <draw:text-box>
            <text:p>Output Port</text:p>
          </draw:text-box>
        </draw:frame>
        <draw:frame draw:style-name="gr3" draw:text-style-name="P3" draw:layer="layout" svg:width="3.9cm" svg:height="0.963cm" svg:x="12.9cm" svg:y="1.5cm">
          <draw:text-box>
            <text:p>Input Port</text:p>
          </draw:text-box>
        </draw:frame>
        <draw:connector draw:style-name="gr4" draw:text-style-name="P1" draw:layer="layout" svg:x1="14.85cm" svg:y1="12.3cm" svg:x2="14.85cm" svg:y2="7.9cm" draw:start-shape="id1" draw:start-glue-point="0" draw:end-shape="id2" svg:d="M14850 12300v-4400" svg:viewBox="0 0 1 4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21:40:35.318978981</meta:creation-date>
    <dc:date>2019-06-04T20:17:58.655703950</dc:date>
    <meta:editing-duration>PT8M9S</meta:editing-duration>
    <meta:editing-cycles>2</meta:editing-cycles>
    <meta:generator>LibreOffice/6.0.7.3$Linux_X86_64 LibreOffice_project/00m0$Build-3</meta:generator>
    <meta:document-statistic meta:object-count="7"/>
  </office:meta>
</office:document-meta>
</file>